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400000237270EFE001798BD0F.png" manifest:media-type="image/png"/>
  <manifest:file-entry manifest:full-path="Pictures/10000000000005480000052B9FA99614B718D81D.tif" manifest:media-type="image/tiff"/>
  <manifest:file-entry manifest:full-path="Pictures/1000000000000020000000204B249CA79A42C6D7.png" manifest:media-type="image/png"/>
  <manifest:file-entry manifest:full-path="Pictures/10000000000003260000023BC60BFD6CF9C1DF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8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to_20_sem_20_preenchimento_20_nem_20_linh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1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811cm"/>
    </style:style>
    <style:style style:name="gr10" style:family="graphic" style:parent-style-name="standard">
      <style:graphic-properties draw:stroke="none" svg:stroke-color="#000000" draw:fill="none" draw:fill-color="#ffffff" fo:min-height="0.549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13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15" style:family="graphic" style:parent-style-name="objectwithoutfill">
      <style:graphic-properties svg:stroke-width="0.1cm" svg:stroke-color="#000000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per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.851cm" svg:y1="18.079cm" svg:x2="2.851cm" svg:y2="2.963cm">
          <text:p/>
        </draw:line>
        <draw:line draw:style-name="gr1" draw:text-style-name="P1" draw:layer="layout" svg:x1="2.851cm" svg:y1="18.078cm" svg:x2="19.118cm" svg:y2="18.078cm">
          <text:p/>
        </draw:line>
        <draw:line draw:style-name="gr2" draw:text-style-name="P1" draw:layer="layout" svg:x1="2.851cm" svg:y1="12.783cm" svg:x2="2.466cm" svg:y2="12.783cm">
          <text:p/>
        </draw:line>
        <draw:line draw:style-name="gr2" draw:text-style-name="P1" draw:layer="layout" svg:x1="2.851cm" svg:y1="10.954cm" svg:x2="2.466cm" svg:y2="10.954cm">
          <text:p/>
        </draw:line>
        <draw:line draw:style-name="gr2" draw:text-style-name="P1" draw:layer="layout" svg:x1="2.851cm" svg:y1="9.125cm" svg:x2="2.466cm" svg:y2="9.125cm">
          <text:p/>
        </draw:line>
        <draw:line draw:style-name="gr2" draw:text-style-name="P1" draw:layer="layout" svg:x1="2.851cm" svg:y1="14.612cm" svg:x2="2.466cm" svg:y2="14.612cm">
          <text:p/>
        </draw:line>
        <draw:line draw:style-name="gr2" draw:text-style-name="P1" draw:layer="layout" svg:x1="2.851cm" svg:y1="7.295cm" svg:x2="2.466cm" svg:y2="7.295cm">
          <text:p/>
        </draw:line>
        <draw:line draw:style-name="gr2" draw:text-style-name="P1" draw:layer="layout" svg:x1="2.851cm" svg:y1="5.562cm" svg:x2="2.466cm" svg:y2="5.562cm">
          <text:p/>
        </draw:line>
        <draw:line draw:style-name="gr2" draw:text-style-name="P1" draw:layer="layout" svg:x1="6.894cm" svg:y1="18.463cm" svg:x2="6.894cm" svg:y2="18.078cm">
          <text:p/>
        </draw:line>
        <draw:line draw:style-name="gr2" draw:text-style-name="P1" draw:layer="layout" svg:x1="9.512cm" svg:y1="18.463cm" svg:x2="9.512cm" svg:y2="18.078cm">
          <text:p/>
        </draw:line>
        <draw:line draw:style-name="gr2" draw:text-style-name="P1" draw:layer="layout" svg:x1="11.929cm" svg:y1="18.463cm" svg:x2="11.929cm" svg:y2="18.078cm">
          <text:p/>
        </draw:line>
        <draw:line draw:style-name="gr2" draw:text-style-name="P1" draw:layer="layout" svg:x1="14.451cm" svg:y1="18.463cm" svg:x2="14.451cm" svg:y2="18.078cm">
          <text:p/>
        </draw:line>
        <draw:line draw:style-name="gr2" draw:text-style-name="P1" draw:layer="layout" svg:x1="16.972cm" svg:y1="18.463cm" svg:x2="16.972cm" svg:y2="18.078cm">
          <text:p/>
        </draw:line>
        <draw:frame draw:style-name="gr3" draw:text-style-name="P2" draw:layer="layout" svg:width="5.6cm" svg:height="1.033cm" svg:x="14.6cm" svg:y="16.867cm">
          <draw:text-box>
            <text:p>Comprimento (m)</text:p>
          </draw:text-box>
        </draw:frame>
        <draw:frame draw:style-name="gr4" draw:text-style-name="P2" draw:layer="layout" svg:width="3.6cm" svg:height="1.673cm" svg:x="1.1cm" svg:y="1.9cm">
          <draw:text-box>
            <text:p>Tempo (s)</text:p>
          </draw:text-box>
        </draw:frame>
        <draw:frame draw:style-name="gr5" draw:text-style-name="P1" draw:layer="layout" svg:width="4.813cm" svg:height="4.708cm" svg:x="5.258cm" svg:y="11.05cm">
          <draw:image xlink:href="Pictures/10000000000003260000023BC60BFD6CF9C1DF58.png" xlink:type="simple" xlink:show="embed" xlink:actuate="onLoad">
            <text:p/>
          </draw:image>
        </draw:frame>
        <draw:frame draw:style-name="gr5" draw:text-style-name="P1" draw:layer="layout" svg:width="4.813cm" svg:height="4.708cm" svg:x="8.723cm" svg:y="7.497cm">
          <draw:image xlink:href="Pictures/10000000000005480000052B9FA99614B718D81D.tif" xlink:type="simple" xlink:show="embed" xlink:actuate="onLoad">
            <text:p/>
          </draw:image>
        </draw:frame>
        <draw:frame draw:style-name="gr5" draw:text-style-name="P1" draw:layer="layout" svg:width="4.813cm" svg:height="4.708cm" svg:x="12.381cm" svg:y="4.022cm">
          <draw:image xlink:href="Pictures/10000000000002F400000237270EFE001798BD0F.png" xlink:type="simple" xlink:show="embed" xlink:actuate="onLoad">
            <text:p/>
          </draw:image>
        </draw:frame>
        <draw:frame draw:style-name="gr6" draw:text-style-name="P3" draw:layer="layout" svg:width="4.8cm" svg:height="0.725cm" svg:x="5.3cm" svg:y="10.2cm">
          <draw:text-box>
            <text:p><text:span text:style-name="T1">Escala atômica</text:span></text:p>
          </draw:text-box>
        </draw:frame>
        <draw:frame draw:style-name="gr7" draw:text-style-name="P4" draw:layer="layout" svg:width="1.603cm" svg:height="0.9cm" svg:x="0.9cm" svg:y="14.2cm">
          <draw:text-box>
            <text:p><text:span text:style-name="T2">10</text:span><text:span text:style-name="T3">-15</text:span></text:p>
          </draw:text-box>
        </draw:frame>
        <draw:frame draw:style-name="gr7" draw:text-style-name="P4" draw:layer="layout" svg:width="1.603cm" svg:height="0.9cm" svg:x="0.901cm" svg:y="12.3cm">
          <draw:text-box>
            <text:p><text:span text:style-name="T2">10</text:span><text:span text:style-name="T3">-12</text:span></text:p>
          </draw:text-box>
        </draw:frame>
        <draw:frame draw:style-name="gr8" draw:text-style-name="P4" draw:layer="layout" svg:width="1.421cm" svg:height="0.9cm" svg:x="0.901cm" svg:y="10.5cm">
          <draw:text-box>
            <text:p><text:span text:style-name="T2">10</text:span><text:span text:style-name="T3">-9</text:span></text:p>
          </draw:text-box>
        </draw:frame>
        <draw:frame draw:style-name="gr8" draw:text-style-name="P4" draw:layer="layout" svg:width="1.421cm" svg:height="0.9cm" svg:x="0.901cm" svg:y="8.7cm">
          <draw:text-box>
            <text:p><text:span text:style-name="T2">10</text:span><text:span text:style-name="T3">-6</text:span></text:p>
          </draw:text-box>
        </draw:frame>
        <draw:frame draw:style-name="gr8" draw:text-style-name="P4" draw:layer="layout" svg:width="1.421cm" svg:height="0.9cm" svg:x="0.901cm" svg:y="6.9cm">
          <draw:text-box>
            <text:p><text:span text:style-name="T2">10</text:span><text:span text:style-name="T3">-3</text:span></text:p>
          </draw:text-box>
        </draw:frame>
        <draw:frame draw:style-name="gr9" draw:text-style-name="P4" draw:layer="layout" svg:width="1.311cm" svg:height="0.9cm" svg:x="0.901cm" svg:y="5.1cm">
          <draw:text-box>
            <text:p><text:span text:style-name="T2">10</text:span><text:span text:style-name="T3">0</text:span></text:p>
          </draw:text-box>
        </draw:frame>
        <draw:frame draw:style-name="gr7" draw:text-style-name="P4" draw:layer="layout" svg:width="1.603cm" svg:height="0.9cm" svg:x="6.101cm" svg:y="18.5cm">
          <draw:text-box>
            <text:p><text:span text:style-name="T2">10</text:span><text:span text:style-name="T3">-12</text:span></text:p>
          </draw:text-box>
        </draw:frame>
        <draw:frame draw:style-name="gr8" draw:text-style-name="P4" draw:layer="layout" svg:width="1.421cm" svg:height="0.9cm" svg:x="8.702cm" svg:y="18.5cm">
          <draw:text-box>
            <text:p><text:span text:style-name="T2">10</text:span><text:span text:style-name="T3">-9</text:span></text:p>
          </draw:text-box>
        </draw:frame>
        <draw:frame draw:style-name="gr8" draw:text-style-name="P4" draw:layer="layout" svg:width="1.421cm" svg:height="0.9cm" svg:x="11.102cm" svg:y="18.5cm">
          <draw:text-box>
            <text:p><text:span text:style-name="T2">10</text:span><text:span text:style-name="T3">-6</text:span></text:p>
          </draw:text-box>
        </draw:frame>
        <draw:frame draw:style-name="gr8" draw:text-style-name="P4" draw:layer="layout" svg:width="1.421cm" svg:height="0.9cm" svg:x="13.702cm" svg:y="18.5cm">
          <draw:text-box>
            <text:p><text:span text:style-name="T2">10</text:span><text:span text:style-name="T3">-3</text:span></text:p>
          </draw:text-box>
        </draw:frame>
        <draw:frame draw:style-name="gr9" draw:text-style-name="P4" draw:layer="layout" svg:width="1.311cm" svg:height="0.9cm" svg:x="16.202cm" svg:y="18.5cm">
          <draw:text-box>
            <text:p><text:span text:style-name="T2">10</text:span><text:span text:style-name="T3">0</text:span></text:p>
          </draw:text-box>
        </draw:frame>
        <draw:frame draw:style-name="gr10" draw:text-style-name="P3" draw:layer="layout" svg:width="4.5cm" svg:height="0.799cm" svg:x="8.1cm" svg:y="6.701cm">
          <draw:text-box>
            <text:p><text:span text:style-name="T1">Escala micrométrica</text:span></text:p>
          </draw:text-box>
        </draw:frame>
        <draw:frame draw:style-name="gr11" draw:text-style-name="P3" draw:layer="layout" svg:width="4cm" svg:height="1.199cm" svg:x="12.8cm" svg:y="3.2cm">
          <draw:text-box>
            <text:p><text:span text:style-name="T1">Escala milimétrica</text:span></text:p>
          </draw:text-box>
        </draw:frame>
        <draw:frame draw:style-name="gr4" draw:text-style-name="P3" draw:layer="layout" svg:width="5.3cm" svg:height="1.673cm" svg:x="5.2cm" svg:y="15.801cm">
          <draw:text-box>
            <text:p><text:span text:style-name="T1">Mecânica quântica</text:span></text:p>
            <text:p><text:span text:style-name="T1">Métodos semi-empíricos</text:span></text:p>
            <text:p><text:span text:style-name="T1">Estrutura eletrônica</text:span></text:p>
          </draw:text-box>
        </draw:frame>
        <draw:frame draw:style-name="gr4" draw:text-style-name="P3" draw:layer="layout" svg:width="5.9cm" svg:height="1.673cm" svg:x="10.2cm" svg:y="12.301cm">
          <draw:text-box>
            <text:p><text:span text:style-name="T1">Dinâmica molecular clássica</text:span></text:p>
            <text:p><text:span text:style-name="T1">Monte Carlo</text:span></text:p>
            <text:p><text:span text:style-name="T1">Mecânica molecular</text:span></text:p>
          </draw:text-box>
        </draw:frame>
        <draw:frame draw:style-name="gr11" draw:text-style-name="P3" draw:layer="layout" svg:width="5.9cm" svg:height="1.199cm" svg:x="13.5cm" svg:y="8.9cm">
          <draw:text-box>
            <text:p><text:span text:style-name="T1">Dinâmica Browniana</text:span></text:p>
            <text:p><text:span text:style-name="T1">Coarse-grained</text:span></text:p>
          </draw:text-box>
        </draw:frame>
        <draw:frame draw:style-name="gr12" draw:text-style-name="P2" draw:layer="layout" svg:width="6.416cm" svg:height="0.962cm" draw:transform="rotate (0.682074671679384) translate (12.379cm 16.65cm)">
          <draw:text-box>
            <text:p>Custo computacional</text:p>
          </draw:text-box>
        </draw:frame>
        <draw:line draw:style-name="gr13" draw:text-style-name="P1" draw:layer="layout" svg:x1="12.565cm" svg:y1="17.733cm" svg:x2="19.565cm" svg:y2="12.043cm">
          <text:p/>
        </draw:line>
        <draw:frame draw:style-name="gr14" draw:text-style-name="P2" draw:layer="layout" svg:width="2.966cm" svg:height="0.962cm" draw:transform="rotate (0.682074671679384) translate (5.98cm 5.651cm)">
          <draw:text-box>
            <text:p>Precisão</text:p>
          </draw:text-box>
        </draw:frame>
        <draw:line draw:style-name="gr15" draw:text-style-name="P1" draw:layer="layout" svg:x1="4.366cm" svg:y1="8.234cm" svg:x2="11.366cm" svg:y2="2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9T09:18:23.833330470</meta:creation-date>
    <dc:date>2020-09-29T13:03:35.588890876</dc:date>
    <meta:editing-duration>PT1H6M2S</meta:editing-duration>
    <meta:editing-cycles>16</meta:editing-cycles>
    <meta:generator>LibreOffice/6.0.7.3$Linux_X86_64 LibreOffice_project/00m0$Build-3</meta:generator>
    <meta:document-statistic meta:object-count="39"/>
  </office:meta>
</office:document-meta>
</file>